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323" officeooo:paragraph-rsid="0017c323"/>
    </style:style>
    <style:style style:name="P2" style:family="paragraph" style:parent-style-name="Standard">
      <style:text-properties style:font-name="Liberation Serif" officeooo:rsid="0017c323" officeooo:paragraph-rsid="0017c323"/>
    </style:style>
    <style:style style:name="P3" style:family="paragraph" style:parent-style-name="Standard">
      <style:text-properties style:font-name="Liberation Serif" fo:font-size="12pt" officeooo:rsid="0017c323" officeooo:paragraph-rsid="0017c323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82719" officeooo:paragraph-rsid="00182719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8dcf0" officeooo:paragraph-rsid="0018dcf0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8dcf0" officeooo:paragraph-rsid="001a5104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a5104" officeooo:paragraph-rsid="001a5104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b5259" officeooo:paragraph-rsid="001b5259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c07b1" officeooo:paragraph-rsid="001c07b1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c07b1" officeooo:paragraph-rsid="001c07b1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e9c79" officeooo:paragraph-rsid="001e9c79" style:font-size-asian="12pt" style:font-size-complex="12pt"/>
    </style:style>
    <style:style style:name="T1" style:family="text">
      <style:text-properties officeooo:rsid="0018dcf0"/>
    </style:style>
    <style:style style:name="T2" style:family="text">
      <style:text-properties officeooo:rsid="001a5104"/>
    </style:style>
    <style:style style:name="T3" style:family="text">
      <style:text-properties officeooo:rsid="001b52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3</text:p>
      <text:p text:style-name="P1"/>
      <text:p text:style-name="P1">When the Raspberry Pi is first powered on and booting, the power consumption rises from around 2.50W to a state that the power fluctuates between 3.00W to 5.00W approximately during booting.</text:p>
      <text:p text:style-name="P1"/>
      <text:p text:style-name="P1">It finally reaches a steady state of 4.64W of power consumption.</text:p>
      <text:p text:style-name="P2"/>
      <text:p text:style-name="P3">The Ethernet interface having the IP address 192.168.10.1 has name enx0c37965f8a25.</text:p>
      <text:p text:style-name="P3"/>
      <text:p text:style-name="P3"/>
      <text:p text:style-name="P4">Network Activity</text:p>
      <text:p text:style-name="P4"/>
      <text:p text:style-name="P4">1. By capturing the packets sent, it can be counted and approximated that 10 packets are transmitted over around 20 seconds.</text:p>
      <text:p text:style-name="P4"/>
      <text:p text:style-name="P4">Therefore, the approximated frequency of messaging is <text:span text:style-name="T1">0.5 events/sec or 30 events/min.</text:span></text:p>
      <text:p text:style-name="P4"/>
      <text:p text:style-name="P5">2. Sending packets using tcpdump leads to an increase in the power consumption of the Raspberry Pi, which reaches a peak of 5.36W and then returns to the steady state of 4.64W.</text:p>
      <text:p text:style-name="P5"/>
      <text:p text:style-name="P5">For ping from the Raspberry Pi to the lab machine, the power increases to a range fluctuating around 5.00<text:span text:style-name="T2">W</text:span>.</text:p>
      <text:p text:style-name="P5"/>
      <text:p text:style-name="P6">For ping from the lab machine to the Raspberry Pi , the power increases to a range fluctuating around 5.00<text:span text:style-name="T2">W</text:span>, <text:span text:style-name="T2">which is similar to the previous scenario</text:span>. <text:span text:style-name="T2">Yet a few high values above 5.50W was observed, suggesting that it is more expensive for the </text:span>Raspberry Pi <text:span text:style-name="T2">to receive.</text:span></text:p>
      <text:p text:style-name="P7"/>
      <text:p text:style-name="P7">This might be due to the need to decode the protocol at the receiving end.</text:p>
      <text:p text:style-name="P6"/>
      <text:p text:style-name="P8">3. For the iperf tests, when setting the local machine as the server and the <text:span text:style-name="T1">Raspberry Pi </text:span>as the client, it was observed that the power increased to around 5.60W, with a few peak values above 6.00W.</text:p>
      <text:p text:style-name="P8"/>
      <text:p text:style-name="P8">When setting the <text:span text:style-name="T1">Raspberry Pi </text:span>as the server and the local machine as the client, it was observed that the power increased to around 5.60W, with a few peak values above 6.00W,<text:span text:style-name="T1"> </text:span><text:span text:style-name="T2">which is similar to the previous scenario</text:span><text:span text:style-name="T1">.</text:span></text:p>
      <text:p text:style-name="P8"/>
      <text:p text:style-name="P9">On the Raspberry Pi, it is shown that the “rx-usecs” is 57.</text:p>
      <text:p text:style-name="P9"/>
      <text:p text:style-name="P9">After changing “rx-usecs” to 0, for the iperf experiments, <text:span text:style-name="T3">it was observed that the power increased to around 5.60W </text:span>similarly, but fluctuated much less than the previous setting.</text:p>
      <text:p text:style-name="P9"/>
      <text:p text:style-name="P9"/>
      <text:p text:style-name="P11">CPU Activity</text:p>
      <text:p text:style-name="P11"/>
      <text:p text:style-name="P11">By stressing the CPU, it was observed that the power consumption increased to around 6.10W. The Raspberry Pi consumes more power under stressing CPU than previous scenarios focusing on network activit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15:52:54.257829195</meta:creation-date>
    <meta:generator>LibreOffice/7.3.7.2$Linux_X86_64 LibreOffice_project/30$Build-2</meta:generator>
    <dc:date>2025-06-10T16:56:59.392364463</dc:date>
    <meta:editing-duration>PT24M59S</meta:editing-duration>
    <meta:editing-cycles>4</meta:editing-cycles>
    <meta:document-statistic meta:table-count="0" meta:image-count="0" meta:object-count="0" meta:page-count="1" meta:paragraph-count="17" meta:word-count="353" meta:character-count="2067" meta:non-whitespace-character-count="1731"/>
  </office:meta>
</office:document-meta>
</file>